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Table2" style:family="table">
      <style:table-properties style:width="9.425in" table:align="margins"/>
    </style:style>
    <style:style style:name="Table2.A" style:family="table-column">
      <style:table-column-properties style:column-width="2.0799in" style:rel-column-width="2971*"/>
    </style:style>
    <style:style style:name="Table2.B" style:family="table-column">
      <style:table-column-properties style:column-width="2.2368in" style:rel-column-width="3196*"/>
    </style:style>
    <style:style style:name="Table2.C" style:family="table-column">
      <style:table-column-properties style:column-width="2.5611in" style:rel-column-width="3659*"/>
    </style:style>
    <style:style style:name="Table2.D" style:family="table-column">
      <style:table-column-properties style:column-width="2.5465in" style:rel-column-width="3638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2" style:family="table-row">
      <style:table-row-properties style:min-row-height="0.3576in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3" style:family="table-row">
      <style:table-row-properties style:min-row-height="1.7188in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textarea-horizontal-align="justify" draw:textarea-vertical-align="middle" draw:auto-grow-height="false" fo:min-height="0in" fo:min-width="0in" style:run-through="foreground"/>
    </style:style>
    <style:style style:name="gr4" style:family="graphic">
      <style:graphic-properties draw:fill="solid" draw:fill-color="#808080" draw:textarea-horizontal-align="justify" draw:textarea-vertical-align="middle" draw:auto-grow-height="false" fo:min-height="0in" fo:min-width="0in" style:run-through="foreground"/>
    </style:style>
    <style:style style:name="gr5" style:family="graphic">
      <style:graphic-properties style:run-through="foreground" style:vertical-pos="from-top" style:vertical-rel="paragraph" style:horizontal-pos="from-left" style:horizontal-rel="paragraph"/>
    </style:style>
    <style:style style:name="gr6" style:family="graphic">
      <style:graphic-properties draw:fill="solid" draw:fill-color="#99ccff" draw:textarea-horizontal-align="justify" draw:textarea-vertical-align="middle" draw:auto-grow-height="false" fo:min-height="0in" fo:min-width="0in" style:run-through="foreground"/>
    </style:style>
    <style:style style:name="gr7" style:family="graphic">
      <style:graphic-properties draw:fill-color="#808080" draw:textarea-horizontal-align="justify" draw:textarea-vertical-align="middle" draw:auto-grow-height="false" fo:min-height="0in" fo:min-width="0in" style:run-through="foreground"/>
    </style:style>
    <style:style style:name="gr8" style:family="graphic">
      <style:graphic-properties draw:stroke="dash" draw:stroke-dash="Ultrafine_20_Dashed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99ccff" draw:textarea-horizontal-align="justify" draw:textarea-vertical-align="middle" draw:auto-grow-height="false" fo:min-height="0in" fo:min-width="0in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table:number-columns-spanned="2" office:value-type="string">
              <text:p text:style-name="P1">Methyls pointing on 2 faces ( 2 identical faces)</text:p>
            </table:table-cell>
            <table:covered-table-cell/>
            <table:table-cell table:style-name="Table2.C1" table:number-columns-spanned="2" office:value-type="string">
              <text:p text:style-name="P1">Methyls pointing on 1 face (2 different faces)</text:p>
            </table:table-cell>
            <table:covered-table-cell/>
          </table:table-row>
        </table:table-header-rows>
        <table:table-row table:style-name="Table2.2">
          <table:table-cell table:style-name="Table2.A2" office:value-type="string">
            <text:p text:style-name="P1">Parallel stacking</text:p>
          </table:table-cell>
          <table:table-cell table:style-name="Table2.A2" office:value-type="string">
            <text:p text:style-name="P1">Anti-parallel stacking</text:p>
          </table:table-cell>
          <table:table-cell table:style-name="Table2.A2" office:value-type="string">
            <text:p text:style-name="P1">Parallel stacking</text:p>
          </table:table-cell>
          <table:table-cell table:style-name="Table2.D2" office:value-type="string">
            <text:p text:style-name="P1">Anti-parallel stacking</text:p>
          </table:table-cell>
        </table:table-row>
        <table:table-row table:style-name="Table2.3">
          <table:table-cell table:style-name="Table2.A2" office:value-type="string">
            <text:p text:style-name="Table_20_Contents"><draw:g text:anchor-type="paragraph" draw:z-index="0" draw:style-name="gr1"><draw:g draw:style-name="gr2"><draw:custom-shape draw:style-name="gr3" draw:text-style-name="P2" svg:width="0.2012in" svg:height="0.4594in" svg:x="0.4929in" svg:y="0.2547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4" draw:text-style-name="P2" svg:width="0.2016in" svg:height="0.4594in" svg:x="0.2409in" svg:y="0.261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draw:g draw:style-name="gr2"><draw:custom-shape draw:style-name="gr3" draw:text-style-name="P2" svg:width="0.2016in" svg:height="0.4594in" draw:transform="rotate (3.1415926535892) translate (0.433333333333333in 1.26527777777778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4" draw:text-style-name="P2" svg:width="0.2016in" svg:height="0.4594in" draw:transform="rotate (3.1415926535892) translate (0.685416666666667in 1.25902777777778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/draw:g><draw:g text:anchor-type="paragraph" draw:z-index="1" draw:style-name="gr1"><draw:g draw:style-name="gr2"><draw:custom-shape draw:style-name="gr3" draw:text-style-name="P2" svg:width="0.1921in" svg:height="0.4362in" svg:x="1.4677in" svg:y="0.2689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4" draw:text-style-name="P2" svg:width="0.1913in" svg:height="0.4378in" svg:x="1.228in" svg:y="0.2744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draw:custom-shape draw:style-name="gr3" draw:text-style-name="P2" svg:width="0.1921in" svg:height="0.437in" draw:transform="rotate (3.1415926535892) translate (1.66527777777778in 1.22192147856518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4" draw:text-style-name="P2" svg:width="0.1921in" svg:height="0.4362in" draw:transform="rotate (3.1415926535892) translate (1.425in 1.23402777777778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draw:g text:anchor-type="paragraph" draw:z-index="2" draw:style-name="gr5"><draw:custom-shape draw:style-name="gr3" draw:text-style-name="P2" svg:width="0.1988in" svg:height="0.4677in" svg:x="3.585in" svg:y="0.2689in"><text:p/>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4" draw:text-style-name="P2" svg:width="0.1988in" svg:height="0.4677in" svg:x="3.337in" svg:y="0.2752in"><text:p/>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g draw:style-name="gr2"><draw:custom-shape draw:style-name="gr3" draw:text-style-name="P2" svg:width="0.1988in" svg:height="0.4677in" svg:x="3.5697in" svg:y="0.8024in"><text:p/>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4" draw:text-style-name="P2" svg:width="0.1988in" svg:height="0.4677in" svg:x="3.3217in" svg:y="0.8087in"><text:p/>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/draw:g><draw:g text:anchor-type="paragraph" draw:z-index="3" draw:style-name="gr1"><draw:g draw:style-name="gr2"><draw:custom-shape draw:style-name="gr3" draw:text-style-name="P2" svg:width="0.1858in" svg:height="0.4571in" svg:x="2.4937in" svg:y="0.2654in"><text:p/>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4" draw:text-style-name="P2" svg:width="0.1858in" svg:height="0.4571in" svg:x="2.2618in" svg:y="0.2717in"><text:p/>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draw:g draw:style-name="gr2"><draw:custom-shape draw:style-name="gr3" draw:text-style-name="P2" svg:width="0.1858in" svg:height="0.4571in" svg:x="2.2701in" svg:y="0.798in"><text:p/>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4" draw:text-style-name="P2" svg:width="0.1858in" svg:height="0.4571in" svg:x="2.4854in" svg:y="0.7953in"><text:p/>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/draw:g><draw:g text:anchor-type="paragraph" draw:z-index="4" draw:style-name="gr5"><draw:g draw:style-name="gr2"><draw:custom-shape draw:style-name="gr3" draw:text-style-name="P2" svg:width="0.1878in" svg:height="0.4969in" svg:x="8.0264in" svg:y="0.2827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6" draw:text-style-name="P2" svg:width="0.1878in" svg:height="0.4953in" svg:x="7.7917in" svg:y="0.2898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draw:g draw:style-name="gr2"><draw:custom-shape draw:style-name="gr3" draw:text-style-name="P2" svg:width="0.1878in" svg:height="0.4953in" svg:x="8.0441in" svg:y="0.8583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6" draw:text-style-name="P2" svg:width="0.1886in" svg:height="0.4953in" svg:x="7.8091in" svg:y="0.8654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draw:g draw:style-name="gr2"><draw:custom-shape draw:style-name="gr3" draw:text-style-name="P2" svg:width="0.1878in" svg:height="0.4969in" svg:x="8.7024in" svg:y="0.2827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6" draw:text-style-name="P2" svg:width="0.1878in" svg:height="0.4953in" svg:x="8.4669in" svg:y="0.2898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draw:g draw:style-name="gr2"><draw:custom-shape draw:style-name="gr7" draw:text-style-name="P2" svg:width="0.1878in" svg:height="0.4953in" svg:x="8.7106in" svg:y="0.8583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4" draw:text-style-name="P2" svg:width="0.1878in" svg:height="0.4953in" svg:x="8.476in" svg:y="0.8654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draw:g draw:style-name="gr2"><draw:custom-shape draw:style-name="gr7" draw:text-style-name="P2" svg:width="0.1878in" svg:height="0.4953in" svg:x="7.3543in" svg:y="0.3035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4" draw:text-style-name="P2" svg:width="0.1878in" svg:height="0.4969in" svg:x="7.1189in" svg:y="0.3091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draw:g draw:style-name="gr2"><draw:custom-shape draw:style-name="gr7" draw:text-style-name="P2" svg:width="0.1878in" svg:height="0.4953in" svg:x="7.3626in" svg:y="0.8689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4" draw:text-style-name="P2" svg:width="0.1878in" svg:height="0.4969in" svg:x="7.1272in" svg:y="0.8744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/draw:g><draw:g text:anchor-type="paragraph" draw:z-index="5" draw:style-name="gr5"><draw:g draw:style-name="gr2"><draw:custom-shape draw:style-name="gr3" draw:text-style-name="P2" svg:width="0.1961in" svg:height="0.4469in" svg:x="5.5724in" svg:y="0.3217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6" draw:text-style-name="P2" svg:width="0.1961in" svg:height="0.4469in" svg:x="5.328in" svg:y="0.328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draw:g draw:style-name="gr2"><draw:custom-shape draw:style-name="gr3" draw:text-style-name="P2" svg:width="0.1961in" svg:height="0.4476in" draw:transform="rotate (3.1415926535892) translate (5.51844925634296in 1.30347222222222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6" draw:text-style-name="P2" svg:width="0.1961in" svg:height="0.4469in" draw:transform="rotate (3.1415926535892) translate (5.76319444444444in 1.29722222222222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draw:g draw:style-name="gr2"><draw:custom-shape draw:style-name="gr7" draw:text-style-name="P2" svg:width="0.1961in" svg:height="0.4469in" svg:x="4.8634in" svg:y="0.3244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4" draw:text-style-name="P2" svg:width="0.1961in" svg:height="0.4469in" svg:x="4.6189in" svg:y="0.3307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draw:g draw:style-name="gr2"><draw:custom-shape draw:style-name="gr7" draw:text-style-name="P2" svg:width="0.1961in" svg:height="0.4469in" draw:transform="rotate (3.1415926535892) translate (4.81388888888889in 1.30625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4" draw:text-style-name="P2" svg:width="0.1961in" svg:height="0.4469in" draw:transform="rotate (3.1415926535892) translate (5.05902777777778in 1.3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draw:g draw:style-name="gr2"><draw:custom-shape draw:style-name="gr3" draw:text-style-name="P2" svg:width="0.1961in" svg:height="0.4469in" svg:x="6.3535in" svg:y="0.3398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6" draw:text-style-name="P2" svg:width="0.1953in" svg:height="0.4469in" svg:x="6.1091in" svg:y="0.3461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draw:g draw:style-name="gr2"><draw:custom-shape draw:style-name="gr7" draw:text-style-name="P2" svg:width="0.1961in" svg:height="0.4469in" draw:transform="rotate (3.1415926535892) translate (6.29791666666667in 1.3253937007874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4" draw:text-style-name="P2" svg:width="0.1961in" svg:height="0.4469in" draw:transform="rotate (3.1415926535892) translate (6.54236111111111in 1.3191437007874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/draw:g>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<draw:rect text:anchor-type="paragraph" draw:z-index="6" draw:style-name="gr8" draw:text-style-name="P2" svg:width="0.8232in" svg:height="1.3024in" svg:x="0.8866in" svg:y="0.161in"><text:p/></draw:rect></text:p>
          </table:table-cell>
          <table:table-cell table:style-name="Table2.D2" office:value-type="string">
            <text:p text:style-name="Table_20_Contents"/>
          </table:table-cell>
        </table:table-row>
        <table:table-row table:style-name="Table2.3">
          <table:table-cell table:style-name="Table2.A2" office:value-type="string">
            <text:p text:style-name="Table_20_Contents"><draw:g text:anchor-type="paragraph" draw:z-index="7" draw:style-name="gr5"><draw:g draw:style-name="gr2"><draw:custom-shape draw:style-name="gr7" draw:text-style-name="P2" svg:width="0.2122in" svg:height="0.5295in" draw:transform="rotate (3.1415926535892) translate (7.54375in 0.766666666666667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4" draw:text-style-name="P2" svg:width="0.2122in" svg:height="0.4988in" svg:x="7.0772in" svg:y="0.2465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draw:g draw:style-name="gr2"><draw:custom-shape draw:style-name="gr7" draw:text-style-name="P2" svg:width="0.2122in" svg:height="0.5295in" draw:transform="rotate (3.1415926535892) translate (7.56428258967629in 1.37638888888889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4" draw:text-style-name="P2" svg:width="0.2122in" svg:height="0.4988in" svg:x="7.0972in" svg:y="0.8563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draw:g draw:style-name="gr2"><draw:custom-shape draw:style-name="gr9" draw:text-style-name="P2" svg:width="0.2122in" svg:height="0.5295in" draw:transform="rotate (3.1415926535892) translate (8.29166666666667in 0.766666666666667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6" draw:text-style-name="P2" svg:width="0.2122in" svg:height="0.4988in" svg:x="7.8252in" svg:y="0.2465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draw:g draw:style-name="gr2"><draw:custom-shape draw:style-name="gr9" draw:text-style-name="P2" svg:width="0.2122in" svg:height="0.5295in" draw:transform="rotate (3.1415926535892) translate (8.31180555555556in 1.34722222222222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6" draw:text-style-name="P2" svg:width="0.2122in" svg:height="0.4988in" svg:x="7.8453in" svg:y="0.8264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draw:g draw:style-name="gr2"><draw:custom-shape draw:style-name="gr9" draw:text-style-name="P2" svg:width="0.2122in" svg:height="0.5295in" draw:transform="rotate (3.1415926535892) translate (9.02013888888889in 0.7375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6" draw:text-style-name="P2" svg:width="0.2114in" svg:height="0.4996in" svg:x="8.5535in" svg:y="0.2165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draw:g draw:style-name="gr2"><draw:custom-shape draw:style-name="gr7" draw:text-style-name="P2" svg:width="0.2122in" svg:height="0.5287in" draw:transform="rotate (3.1415926535892) translate (9.01081036745407in 1.33680555555556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4" draw:text-style-name="P2" svg:width="0.2122in" svg:height="0.4988in" svg:x="8.5433in" svg:y="0.8165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/draw:g><draw:g text:anchor-type="paragraph" draw:z-index="8" draw:style-name="gr5"><draw:custom-shape draw:style-name="gr3" draw:text-style-name="P2" svg:width="0.2031in" svg:height="0.4634in" draw:transform="rotate (3.1415926535892) translate (6.51041666666667in 0.765277777777778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6" draw:text-style-name="P2" svg:width="0.2031in" svg:height="0.4634in" svg:x="6.0457in" svg:y="0.2925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7" draw:text-style-name="P2" svg:width="0.2031in" svg:height="0.4634in" draw:transform="rotate (3.1415926535892) translate (6.25902777777778in 1.30625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4" draw:text-style-name="P2" svg:width="0.2031in" svg:height="0.4634in" svg:x="6.3083in" svg:y="0.8453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g draw:style-name="gr2"><draw:custom-shape draw:style-name="gr7" draw:text-style-name="P2" svg:width="0.2031in" svg:height="0.4634in" draw:transform="rotate (3.1415926535892) translate (4.98293963254593in 0.730555555555555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4" draw:text-style-name="P2" svg:width="0.2031in" svg:height="0.4634in" svg:x="4.5209in" svg:y="0.2835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7" draw:text-style-name="P2" svg:width="0.2031in" svg:height="0.4634in" draw:transform="rotate (3.1415926535892) translate (4.72291666666667in 1.29513888888889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4" draw:text-style-name="P2" svg:width="0.2031in" svg:height="0.4634in" svg:x="4.7776in" svg:y="0.822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draw:g draw:style-name="gr2"><draw:custom-shape draw:style-name="gr9" draw:text-style-name="P2" svg:width="0.2031in" svg:height="0.4634in" draw:transform="rotate (3.1415926535892) translate (5.7in 0.749305555555556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6" draw:text-style-name="P2" svg:width="0.2031in" svg:height="0.4634in" svg:x="5.2374in" svg:y="0.302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9" draw:text-style-name="P2" svg:width="0.2031in" svg:height="0.4634in" draw:transform="rotate (3.1415926535892) translate (5.43958333333333in 1.31388888888889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6" draw:text-style-name="P2" svg:width="0.2031in" svg:height="0.4634in" svg:x="5.4945in" svg:y="0.8409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/draw:g><draw:g text:anchor-type="paragraph" draw:z-index="10" draw:style-name="gr5"><draw:g draw:style-name="gr2"><draw:custom-shape draw:style-name="gr3" draw:text-style-name="P2" svg:width="0.198in" svg:height="0.4516in" draw:transform="rotate (3.1415926535892) translate (0.725694444444444in 0.697222222222222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4" draw:text-style-name="P2" svg:width="0.198in" svg:height="0.4516in" svg:x="0.2898in" svg:y="0.2531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draw:custom-shape draw:style-name="gr3" draw:text-style-name="P2" svg:width="0.198in" svg:height="0.4516in" draw:transform="rotate (3.1415926535892) translate (0.478472222222222in 1.24057852143482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4" draw:text-style-name="P2" svg:width="0.198in" svg:height="0.4516in" svg:x="0.5362in" svg:y="0.7854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draw:g text:anchor-type="paragraph" draw:z-index="11" draw:style-name="gr5"><draw:g draw:style-name="gr2"><draw:custom-shape draw:style-name="gr3" draw:text-style-name="P2" svg:width="0.1925in" svg:height="0.4394in" draw:transform="rotate (3.1415926535892) translate (1.70902777777778in 0.691666666666667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4" draw:text-style-name="P2" svg:width="0.1925in" svg:height="0.4394in" svg:x="1.2764in" svg:y="0.2665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draw:custom-shape draw:style-name="gr3" draw:text-style-name="P2" svg:width="0.1925in" svg:height="0.4394in" svg:x="1.5264in" svg:y="0.7799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4" draw:text-style-name="P2" svg:width="0.1925in" svg:height="0.4394in" draw:transform="rotate (3.1415926535892) translate (1.47430555555556in 1.23055555555556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draw:g text:anchor-type="paragraph" draw:z-index="12" draw:style-name="gr5"><draw:g draw:style-name="gr2"><draw:custom-shape draw:style-name="gr3" draw:text-style-name="P2" svg:width="0.2016in" svg:height="0.4606in" draw:transform="rotate (3.1415926535892) translate (2.72530074365704in 0.668055555555555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4" draw:text-style-name="P2" svg:width="0.2016in" svg:height="0.4598in" svg:x="2.2811in" svg:y="0.2157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draw:g draw:style-name="gr2"><draw:custom-shape draw:style-name="gr3" draw:text-style-name="P2" svg:width="0.2024in" svg:height="0.4598in" draw:transform="rotate (3.1415926535892) translate (2.74027777777778in 1.22638888888889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4" draw:text-style-name="P2" svg:width="0.2016in" svg:height="0.4606in" svg:x="2.2866in" svg:y="0.7803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/draw:g><draw:g text:anchor-type="paragraph" draw:z-index="13" draw:style-name="gr5"><draw:g draw:style-name="gr2"><draw:custom-shape draw:style-name="gr3" draw:text-style-name="P2" svg:width="0.2012in" svg:height="0.4587in" draw:transform="rotate (3.1415926535892) translate (3.78988407699038in 0.695138888888889in)"><text:p/>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4" draw:text-style-name="P2" svg:width="0.2012in" svg:height="0.4587in" svg:x="3.339in" svg:y="0.2512in"><text:p/>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draw:custom-shape draw:style-name="gr7" draw:text-style-name="P2" svg:width="0.2012in" svg:height="0.4587in" draw:transform="rotate (3.1415926535892) translate (3.78988407699038in 1.27321741032371in)"><text:p/>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6" draw:text-style-name="P2" svg:width="0.2012in" svg:height="0.4594in" svg:x="3.3319in" svg:y="0.7638in"><text:p/>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draw:g><draw:rect text:anchor-type="paragraph" draw:z-index="9" draw:style-name="gr8" draw:text-style-name="P2" svg:width="0.7087in" svg:height="1.3024in" svg:x="0.1272in" svg:y="0.1508in"><text:p/></draw:rect>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pm1">
      <style:footer>
        <text:p text:style-name="Footer"><text:date style:data-style-name="N37" text:date-value="2007-10-25T00:53:45.99" text:fixed="true">10/25/07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7-10-25T00:51:40</meta:creation-date>
    <dc:date>2007-10-25T00:53:48</dc:date>
    <dc:language>en-US</dc:language>
    <meta:editing-cycles>3</meta:editing-cycles>
    <meta:editing-duration>PT2M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7" meta:word-count="26" meta:character-count="173"/>
  </office:meta>
</office:document-meta>
</file>